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2">
      <style:text-properties style:font-name="Nimbus Sans" fo:font-size="16pt" fo:font-weight="bold" officeooo:rsid="001d0365" officeooo:paragraph-rsid="001d0365" style:font-size-asian="16pt" style:font-weight-asian="bold" style:font-size-complex="16pt" style:font-weight-complex="bold"/>
    </style:style>
    <style:style style:name="P2" style:family="paragraph" style:parent-style-name="Heading_20_3">
      <style:text-properties style:font-name="Nimbus Sans" fo:font-size="16pt" fo:font-weight="bold" officeooo:rsid="001d0365" officeooo:paragraph-rsid="001d0365" style:font-size-asian="16pt" style:font-weight-asian="bold" style:font-size-complex="16pt" style:font-weight-complex="bold"/>
    </style:style>
    <style:style style:name="P3" style:family="paragraph" style:parent-style-name="Heading_20_3">
      <style:text-properties officeooo:paragraph-rsid="001d0365"/>
    </style:style>
    <style:style style:name="P4" style:family="paragraph" style:parent-style-name="Standard">
      <style:text-properties style:font-name="Nimbus Sans" fo:font-size="18pt" fo:font-weight="bold" officeooo:rsid="001d0365" officeooo:paragraph-rsid="001d0365" style:font-size-asian="18pt" style:font-weight-asian="bold" style:font-size-complex="18pt" style:font-weight-complex="bold"/>
    </style:style>
    <style:style style:name="P5" style:family="paragraph" style:parent-style-name="Text_20_body">
      <style:text-properties style:font-name="Nimbus Sans" fo:font-size="15pt" fo:font-weight="bold" officeooo:rsid="001d0365" officeooo:paragraph-rsid="001d0365" style:font-size-asian="15pt" style:font-weight-asian="bold" style:font-size-complex="15pt" style:font-weight-complex="bold"/>
    </style:style>
    <style:style style:name="P6" style:family="paragraph" style:parent-style-name="Text_20_body">
      <style:text-properties style:font-name="Nimbus Sans" fo:font-size="16pt" fo:font-weight="bold" officeooo:rsid="001d0365" officeooo:paragraph-rsid="001d0365" style:font-size-asian="16pt" style:font-weight-asian="bold" style:font-size-complex="16pt" style:font-weight-complex="bold"/>
    </style:style>
    <style:style style:name="P7" style:family="paragraph" style:parent-style-name="Text_20_body">
      <style:text-properties style:font-name="Nimbus Sans" fo:font-size="16pt" fo:font-weight="normal" officeooo:rsid="001d0365" officeooo:paragraph-rsid="001d0365" style:font-size-asian="16pt" style:font-weight-asian="normal" style:font-size-complex="16pt" style:font-weight-complex="normal"/>
    </style:style>
    <style:style style:name="P8" style:family="paragraph" style:parent-style-name="Text_20_body">
      <style:text-properties style:font-name="Nimbus Sans" fo:font-size="14pt" fo:font-weight="normal" officeooo:rsid="001d0365" officeooo:paragraph-rsid="001d0365" style:font-size-asian="14pt" style:font-weight-asian="normal" style:font-size-complex="14pt" style:font-weight-complex="normal"/>
    </style:style>
    <style:style style:name="P9" style:family="paragraph" style:parent-style-name="Text_20_body">
      <style:paragraph-properties fo:margin-left="0in" fo:margin-right="0in" fo:text-indent="0in" style:auto-text-indent="false" fo:padding="0.0193in" fo:border="0.06pt solid #e3e3e3"/>
    </style:style>
    <style:style style:name="P10" style:family="paragraph" style:parent-style-name="Text_20_body" style:list-style-name="L1">
      <style:paragraph-properties fo:margin-left="0in" fo:margin-right="0in" fo:margin-top="0in" fo:margin-bottom="0in" style:contextual-spacing="false" fo:text-indent="0in" style:auto-text-indent="false" fo:padding="0.0193in" fo:border="0.06pt solid #e3e3e3"/>
    </style:style>
    <style:style style:name="P11" style:family="paragraph" style:parent-style-name="Text_20_body" style:list-style-name="L1">
      <style:paragraph-properties fo:margin-left="0in" fo:margin-right="0in" fo:text-indent="0in" style:auto-text-indent="false" fo:padding="0.0193in" fo:border="0.06pt solid #e3e3e3"/>
    </style:style>
    <style:style style:name="T1" style:family="text">
      <style:text-properties loext:padding="0.0193in" loext:border="0.06pt solid #e3e3e3"/>
    </style:style>
    <style:style style:name="T2" style:family="text">
      <style:text-properties fo:font-size="14pt" style:font-size-asian="14pt" style:font-size-complex="14pt"/>
    </style:style>
    <style:style style:name="T3" style:family="text">
      <style:text-properties fo:font-size="14pt" style:font-size-asian="14pt" style:font-size-complex="14pt" loext:padding="0.0193in" loext:border="0.06pt solid #e3e3e3"/>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4pt" fo:font-weight="normal" style:font-size-asian="14pt" style:font-weight-asian="normal" style:font-size-complex="14pt" style:font-weight-complex="normal" loext:padding="0.0193in" loext:border="0.06pt solid #e3e3e3"/>
    </style:style>
    <style:style style:name="T6" style:family="text">
      <style:text-properties fo:font-weight="normal" style:font-weight-asian="normal" style:font-weight-complex="normal"/>
    </style:style>
    <style:style style:name="T7" style:family="text">
      <style:text-properties fo:font-weight="normal" style:font-weight-asian="normal" style:font-weight-complex="normal" loext:padding="0.0193in" loext:border="0.06pt solid #e3e3e3"/>
    </style:style>
    <style:style style:name="T8" style:family="text">
      <style:text-properties style:font-name="Nimbus Sans" fo:font-size="16pt" fo:font-weight="bold" officeooo:rsid="001d0365" style:font-size-asian="16pt" style:font-weight-asian="bold" style:font-size-complex="16pt" style:font-weight-complex="bol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entiment Analysis Report on User Reviews</text:p>
      <text:p text:style-name="P4"/>
      <text:h text:style-name="P1" text:outline-level="2">Introduction:</text:h>
      <text:p text:style-name="P5"/>
      <text:p text:style-name="P4"><text:span text:style-name="T4">The goal of this project is to analyze the sentiment of user reviews using advanced natural language processing techniques. The sentiment of each review will be classified as positive, negative, or neutral. To achieve high accuracy in sentiment classification, we use a pre-trained BERT model from the Hugging Face </text:span><text:span text:style-name="Source_20_Text"><text:span text:style-name="T5">transformers</text:span></text:span><text:span text:style-name="T4"> library.</text:span></text:p>
      <text:p text:style-name="P4"><text:span text:style-name="T4"/></text:p>
      <text:h text:style-name="P1" text:outline-level="2">Steps and Detailed Explanation<text:span text:style-name="T4">:</text:span></text:h>
      <text:h text:style-name="P2" text:outline-level="3"><text:span text:style-name="T2">Step 1: Load the Dataset</text:span></text:h>
      <text:p text:style-name="P6"><text:span text:style-name="T4">First, we load the dataset of user reviews provided in CSV format using the </text:span><text:span text:style-name="Source_20_Text"><text:span text:style-name="T5">pandas</text:span></text:span><text:span text:style-name="T4"> library. This allows us to inspect the initial data and understand its structure.</text:span></text:p>
      <text:p text:style-name="P6"><text:span text:style-name="T4"/></text:p>
      <text:h text:style-name="P3" text:outline-level="3"><text:span text:style-name="T8">Step 2: Data Cleaning:</text:span></text:h>
      <text:p text:style-name="P6"><text:span text:style-name="T4">We perform data cleaning to ensure the dataset is suitable for analysis. This includes removing rows with null values in the 'review' column and dropping any unnecessary columns.</text:span></text:p>
      <text:p text:style-name="P6"><text:span text:style-name="T4"/></text:p>
      <text:h text:style-name="P2" text:outline-level="3">Step 3: Basic Text Preprocessing:</text:h>
      <text:p text:style-name="P7">To prepare the text data for sentiment analysis, we convert the text to lowercase and remove punctuation. This standardizes the reviews and removes noise.</text:p>
      <text:p text:style-name="P6"><text:span text:style-name="T4"/></text:p>
      <text:h text:style-name="P2" text:outline-level="3">Step 4: Sentiment Analysis with BERT</text:h>
      <text:p text:style-name="P6"><text:span text:style-name="T4">We use a pre-trained BERT model for sentiment analysis. BERT (Bidirectional Encoder Representations from Transformers) is a state-of-the-art transformer model known for </text:span><text:span text:style-name="T6">its accuracy in various NLP tasks. We utilize the </text:span><text:soft-page-break/><text:span text:style-name="Source_20_Text"><text:span text:style-name="T7">pipeline</text:span></text:span><text:span text:style-name="T6"> function from the </text:span><text:span text:style-name="Source_20_Text"><text:span text:style-name="T7">transformers</text:span></text:span><text:span text:style-name="T6"> library to easily apply sentiment analysis.</text:span></text:p>
      <text:p text:style-name="P6"><text:span text:style-name="T6"/></text:p>
      <text:h text:style-name="P2" text:outline-level="3">Step 5: Generate Summary Report:</text:h>
      <text:p text:style-name="P8">After classifying the sentiments, we generate a summary report to show the distribution of sentiments (positive, negative, neutral) across the dataset. We also visualize this distribution using a bar plot for better understanding.</text:p>
      <text:p text:style-name="P8"/>
      <text:h text:style-name="P1" text:outline-level="2">Summary:</text:h>
      <text:p text:style-name="P8"><text:span text:style-name="Strong_20_Emphasis"><text:span text:style-name="T1">Loading the Dataset</text:span></text:span>: We loaded user reviews from a CSV file and inspected the dataset to understand its structure.</text:p>
      <text:p text:style-name="P6"><text:span text:style-name="Strong_20_Emphasis"><text:span text:style-name="T3">Data Cleaning</text:span></text:span><text:span text:style-name="T4">: We cleaned the data by removing rows with null values in the 'review' column and dropping any unnecessary columns.</text:span></text:p>
      <text:p text:style-name="P6"><text:span text:style-name="Strong_20_Emphasis"><text:span text:style-name="T3">Text Preprocessing</text:span></text:span><text:span text:style-name="T4">: We preprocessed the text data by converting it to lowercase and removing punctuation to standardize the reviews.</text:span></text:p>
      <text:p text:style-name="P6"><text:span text:style-name="Strong_20_Emphasis"><text:span text:style-name="T3">Sentiment Analysis</text:span></text:span><text:span text:style-name="T4">: We used a pre-trained BERT model for accurate sentiment analysis, classifying each review as positive, negative, or neutral.</text:span></text:p>
      <text:p text:style-name="P6"><text:span text:style-name="Strong_20_Emphasis"><text:span text:style-name="T3">Summary Report</text:span></text:span><text:span text:style-name="T4">: We generated a summary report showing the distribution of sentiments and visualized it using a bar plot.</text:span></text:p>
      <text:p text:style-name="P6"><text:span text:style-name="T4">By using advanced models like BERT, we were able to achieve high accuracy in sentiment classification, providing valuable insights into the overall sentiment of user review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5T16:27:16.142724528</meta:creation-date>
    <dc:date>2024-05-25T16:33:47.588731893</dc:date>
    <meta:editing-duration>PT6M32S</meta:editing-duration>
    <meta:editing-cycles>1</meta:editing-cycles>
    <meta:document-statistic meta:table-count="0" meta:image-count="0" meta:object-count="0" meta:page-count="2" meta:paragraph-count="21" meta:word-count="367" meta:character-count="2417" meta:non-whitespace-character-count="2071"/>
    <meta:generator>LibreOffice/7.6.6.3$Linux_X86_64 LibreOffice_project/60$Build-3</meta:generator>
  </office:meta>
</office:document-meta>
</file>